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Sans-Bold" svg:font-family="Liberation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paragraph-rsid="0000d98f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paragraph-rsid="0000d98f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paragraph-rsid="00012131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paragraph-rsid="0000d98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paragraph-rsid="0000d98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paragraph-rsid="0001213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00d98f" style:font-weight-asian="bold" style:font-weight-complex="bold"/>
    </style:style>
    <style:style style:name="T2" style:family="text">
      <style:text-properties officeooo:rsid="0000d98f"/>
    </style:style>
    <style:style style:name="T3" style:family="text">
      <style:text-properties style:text-underline-style="none" officeooo:rsid="0000d98f"/>
    </style:style>
    <style:style style:name="T4" style:family="text">
      <style:text-properties officeooo:rsid="00012131"/>
    </style:style>
    <style:style style:name="T5" style:family="text">
      <style:text-properties fo:font-size="20pt" style:text-underline-style="solid" style:text-underline-width="auto" style:text-underline-color="font-color" fo:font-weight="bold" officeooo:rsid="0000d98f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5">Verhalten von Lecithin gegenüber Wasser</text:span></text:p>
      <text:p text:style-name="P1"><text:span text:style-name="T1"/></text:p>
      <text:p text:style-name="P2"><text:span text:style-name="T1">Zusammenfassung</text:span></text:p>
      <text:p text:style-name="P1"><text:span text:style-name="T1"/></text:p>
      <text:p text:style-name="P7"><text:span text:style-name="T2">Wie verhält sich Lecithin in Wasser?</text:span></text:p>
      <text:p text:style-name="P7"><text:span text:style-name="T2">Man gibt etwas Lecithin in Wasser und beobachtet, was passiert.</text:span></text:p>
      <text:p text:style-name="P7"><text:span text:style-name="T2">Zuerst gab es zwei Schichten, eine Lecithin-Schicht und eine Wasser-Schicht, die sich im Laufe des Versuchs vermischen.</text:span></text:p>
      <text:p text:style-name="P7"><text:span text:style-name="T2"/></text:p>
      <text:p text:style-name="P2"><text:span text:style-name="T1">Einleitung</text:span></text:p>
      <text:p text:style-name="P2"><text:span text:style-name="T1"/></text:p>
      <text:p text:style-name="P7"><text:span text:style-name="T2">Wie verhält sich Lecitin in Wasser?</text:span></text:p>
      <text:p text:style-name="P7"><text:span text:style-name="T2">Vermischt es sich oder bildet es zwei Schichten?</text:span></text:p>
      <text:p text:style-name="P7"><text:span text:style-name="T2">Was ist der Auslöser dafür?</text:span></text:p>
      <text:p text:style-name="P7"><text:span text:style-name="T2">Dies sind die Fragen die wir uns vor dem Versuch gestellt haben.</text:span></text:p>
      <text:p text:style-name="P7"><text:span text:style-name="T2"/></text:p>
      <text:p text:style-name="P3"><text:span text:style-name="T2">Theoretischer Hintergrund</text:span></text:p>
      <text:p text:style-name="P3"><text:span text:style-name="T2"/></text:p>
      <text:p text:style-name="P7"><text:span text:style-name="T2">Andere Versuche zu dem Thema ist zum Beispiel der Versuch von Gortel und Grendel.</text:span></text:p>
      <text:p text:style-name="P5"><text:span text:style-name="T3">Dabei haben Gortel und Grendel die Oberfläche eines Erythrocyten bestimmt, indem sie Lipiden aus einer bestimmten Menge Erythocyten isoliert haben und diese auf eine Wasseroberfläche aufgetragen haben.</text:span></text:p>
      <text:p text:style-name="P5"><text:span text:style-name="T3">Das Ergebnis dieses Versuches ist, dass die berechnete Größe halb so groß ist, wie die experimentell bestimmte Größe.</text:span></text:p>
      <text:p text:style-name="P6"><text:span text:style-name="T2"/></text:p>
      <text:p text:style-name="P9"><text:span text:style-name="T2">Material und Durchführung</text:span></text:p>
      <text:p text:style-name="P9"><text:span text:style-name="T2"/></text:p>
      <text:p text:style-name="P6"><text:span text:style-name="T2">Material: Lecithin(ein Phosphorlipid), Wasser, Mikroskop und Zubehör</text:span></text:p>
      <text:p text:style-name="P6"><text:span text:style-name="T2"/></text:p>
      <text:p text:style-name="P7"><text:span text:style-name="T2">Durchführung: Etwas Lecithin wird auf einen Objektträger aufgetragen und mit einem Deckgläschen bedeckt. Seitlich wird ein Tropfen Wasser zugesetzt. Nun wird der Rand des Lecithin Flecks mit starker Vergrößerung beobachtet.</text:span></text:p>
      <text:p text:style-name="P7"><text:span text:style-name="T2"/></text:p>
      <text:p text:style-name="P3"><text:span text:style-name="T2">Ergebnisse</text:span></text:p>
      <text:p text:style-name="P3"><text:span text:style-name="T2"/></text:p>
      <text:p text:style-name="P7"><text:span text:style-name="T2">Das Lecithin und das Wasser bilden zuerst zwei Schichten aus. Im Laufe der Zeit vermischen sich diese beiden Schichten, wobei das Lecithin Finger-ähnliche Ausstülpungen in das Wasser bildet. </text:span></text:p>
      <text:p text:style-name="P7"><text:span text:style-name="T2"/></text:p>
      <text:p text:style-name="P3"><text:span text:style-name="T2">Diskussion</text:span></text:p>
      <text:p text:style-name="P3"><text:span text:style-name="T2"/></text:p>
      <text:p text:style-name="P7"><text:span text:style-name="T2">Sehr wahrscheinlich ist das Lecithin eine Verbindung zwischen lipophilen und hydrophilen Stoffen. Das sieht man, da sich das Lecithin nur langsam mit dem Wasser vermischt. </text:span></text:p>
      <text:p text:style-name="P7"><text:span text:style-name="T2"/></text:p>
      <text:p text:style-name="P4"><text:span text:style-name="T4">Ausblick</text:span></text:p>
      <text:p text:style-name="P4"><text:span text:style-name="T4"/></text:p>
      <text:p text:style-name="P8"><text:span text:style-name="T4">Durch diesen Versuch könnte sich erklären lassen, wie Erythocyten aufgebaut sind und wie diese funktionieren.</text:span></text:p>
      <text:p text:style-name="P4"><text:soft-page-break/><text:span text:style-name="T4">Literatur</text:span></text:p>
      <text:p text:style-name="P4"><text:span text:style-name="T4"/></text:p>
      <text:p text:style-name="P8"><text:span text:style-name="T4">Gortel und Grendel-Versuch: </text:span><text:a xlink:type="simple" xlink:href="http://www.u-helmich.de/bio/cytologie/02/023/Membranen05.html"><text:span text:style-name="T4">http://www.u-helmich.de/bio/cytologie/02/023/Membranen05.html</text:span></text:a></text:p>
      <text:p text:style-name="P8"><text:span text:style-name="T4"/></text:p>
      <text:p text:style-name="P8"><text:span text:style-name="T4"/></text:p>
      <text:p text:style-name="P8"><text:span text:style-name="T4"><text:tab/><text:tab/><text:tab/><text:tab/><text:tab/><text:tab/><text:tab/><text:tab/><text:tab/><text:tab/><text:tab/><text:tab/><text:tab/><text:tab/><text:tab/><text:tab/><text:tab/><text:tab/>Autor: Tom Pau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iberationSans-Bold" svg:font-family="Liberation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08:47:06.75</meta:creation-date>
    <meta:print-date>2014-11-27T09:08:13.86</meta:print-date>
    <dc:date>2014-11-27T09:09:16.75</dc:date>
    <meta:editing-duration>PT4M19S</meta:editing-duration>
    <meta:editing-cycles>1</meta:editing-cycles>
    <meta:document-statistic meta:table-count="0" meta:image-count="0" meta:object-count="0" meta:page-count="2" meta:paragraph-count="26" meta:word-count="251" meta:character-count="1831" meta:non-whitespace-character-count="1583"/>
    <meta:generator>LibreOffice/3.6$Windows_x86 LibreOffice_project/da8c1e6-fd468f4-454e206-f42a4a9-143cfd</meta:generator>
  </office:meta>
</office:document-meta>
</file>